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Producer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Producer.process( 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rviceMixProducer.ServiceMixProducer( ServiceMix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